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800000028709644A9E23127D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background-color="#ffff00" fo:padding="0.097cm" fo:border="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background-color="#ffff00" fo:padding="0.097cm" fo:border="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background-color="#ffff00" fo:padding="0.097cm" fo:border="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background-color="#ffff00" fo:padding="0.097cm" fo:border="0.5pt solid #000000">
        <style:background-image/>
      </style:table-cell-properties>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background-color="#ffff00" fo:padding="0.097cm" fo:border="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background-color="#ffff00" fo:padding="0.097cm" fo:border="0.5pt solid #000000">
        <style:background-image/>
      </style:table-cell-properties>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background-color="#ffff00" fo:padding="0.097cm" fo:border="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background-color="#ffff00" fo:padding="0.097cm" fo:border="0.5pt solid #000000">
        <style:background-image/>
      </style:table-cell-properties>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background-color="#ffff00" fo:padding="0.097cm" fo:border="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background-color="#ffff00" fo:padding="0.097cm" fo:border="0.5pt solid #000000">
        <style:background-image/>
      </style:table-cell-properties>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background-color="#ffff00" fo:padding="0.097cm" fo:border="0.5pt solid #000000">
        <style:background-image/>
      </style:table-cell-properties>
    </style:style>
    <style:style style:name="P1" style:family="paragraph" style:parent-style-name="Standard">
      <style:text-properties officeooo:rsid="000a0e30" officeooo:paragraph-rsid="000a0e30"/>
    </style:style>
    <style:style style:name="P2" style:family="paragraph" style:parent-style-name="Standard">
      <style:text-properties officeooo:rsid="000a0e30" officeooo:paragraph-rsid="000a0e30" loext:padding="0cm" loext:border="none"/>
    </style:style>
    <style:style style:name="P3" style:family="paragraph" style:parent-style-name="Standard">
      <style:paragraph-properties fo:margin-left="0cm" fo:margin-right="0cm" fo:text-indent="0cm" style:auto-text-indent="false"/>
      <style:text-properties loext:padding="0cm" loext:border="none"/>
    </style:style>
    <style:style style:name="P4" style:family="paragraph" style:parent-style-name="Table_20_Contents">
      <style:text-properties officeooo:rsid="000a0e30" officeooo:paragraph-rsid="000a0e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nstellationsKorsett</text:p>
      <text:p text:style-name="P1"/>
      <text:p text:style-name="P1"/>
      <text:p text:style-name="P2">darf ich Vorstellen:</text:p>
      <text:p text:style-name="P3">Mein Konstellationskorsett!</text:p>
      <table:table table:name="Tabelle1" table:style-name="Tabelle1">
        <table:table-column table:style-name="Tabelle1.A"/>
        <table:table-row>
          <table:table-cell table:style-name="Tabelle1.A1" office:value-type="string">
            <text:p text:style-name="P4">Bild 01-03</text:p>
          </table:table-cell>
        </table:table-row>
      </table:table>
      <text:p text:style-name="P2">hier mit chemise drunter. eigentlich ist das gedacht über einem normalem Hemd zu tragen, daher kann ich die Schnürung komplett schliessen.</text:p>
      <text:p text:style-name="P3">Schnittmuster ist wieder von aranea black, ich gaub das war das sylvia, an meine Maße angepasst.</text:p>
      <text:p text:style-name="P3">auf dem seitenbild sieht man auch dellen, die einfach von meiner unwissenheit kamen und erfahrungswert sind.</text:p>
      <text:p text:style-name="P3">ist wieder zwei lagen coutil plus eine Lage motivstoff mit sternenkonstellation, das ist aber nur optik und tunnelstäbe. da es nicht historisch korrekt sein soll, hat das einige zusätzliche sachen. die Ringe sind für eine Kette die dann vorne über den Bauch geführt wird und die D-Ringe unten für eine Beintasche die dann seitlich dran hängt. die oben für eine Taschenuhrkette, die sieht man auch nacher nochmal genauer.</text:p>
      <text:p text:style-name="P3">Die Federn hinten sind stofffarbe und siebdruckvorlage als dekoration.</text:p>
      <text:p text:style-name="P1"/>
      <text:p text:style-name="P1"/>
      <table:table table:name="Tabelle2" table:style-name="Tabelle2">
        <table:table-column table:style-name="Tabelle2.A"/>
        <table:table-row>
          <table:table-cell table:style-name="Tabelle2.A1" office:value-type="string">
            <text:p text:style-name="P4">Bild 004</text:p>
          </table:table-cell>
        </table:table-row>
      </table:table>
      <text:p text:style-name="P1">so sieht es aus, wenn ich mit damit hinsetze. da is jetzt ein improvisierter unterrock drunter und ein stretch-kleid was ich günstig gekauft hatte. das zeigt aber ziemlich gut, warum man den schnitt nicht nur im stehen ausprobieren soltle sondern auch wenn man sitzt. ist jetzt nicht unbequem aber den ganzen tag auf nem niedrigen stuhl würd ich damit nicht, ganz ehrlich. die ausbeuung am rock kommt vom unterrock und dadurch, dass das kleid nicht zusammenzieht sondern sich halt ziehen lässt durch den stretch anteil. </text:p>
      <text:p text:style-name="P1"/>
      <table:table table:name="Tabelle3" table:style-name="Tabelle3">
        <table:table-column table:style-name="Tabelle3.A"/>
        <table:table-row>
          <table:table-cell table:style-name="Tabelle3.A1" office:value-type="string">
            <text:p text:style-name="P4">Bild 005-007</text:p>
          </table:table-cell>
        </table:table-row>
      </table:table>
      <text:p text:style-name="P1">das ist der grund für die D-Ringe am oberen ende des orsetts. japp, das is ne Taschenuhrtasche, die innen versteckt ist. auf den fotos war einfach ne kette angepinnt um zu sehen, wo die ringe hinkommen etc. die Tasche ist einfach ein reststück coutil, einmal gefaltet und die seiten zusammen genäht. ans korsett hab ichs unsichtbar genäht. </text:p>
      <text:p text:style-name="P1"/>
      <table:table table:name="Tabelle4" table:style-name="Tabelle4">
        <table:table-column table:style-name="Tabelle4.A"/>
        <table:table-row>
          <table:table-cell table:style-name="Tabelle4.A1" office:value-type="string">
            <text:p text:style-name="P4">Bild 008-009</text:p>
          </table:table-cell>
        </table:table-row>
      </table:table>
      <text:p text:style-name="P1">so sieht das korsett beim liegen aus. durch die doppelten tunnelstäbe (ich glaub das waren 5mm stäbe, müsst ich nochmal nachmessen) drückt es das ein wenig flach und es hing jetzt am Bügel im Schrank, daher auch flacher als sonst. das zweite mal des körbchen angehoben, als beweis für die form <draw:frame draw:style-name="fr1" draw:name="Bild1" text:anchor-type="as-char" svg:width="0.423cm" svg:height="0.423cm" draw:z-index="0"><draw:image xlink:href="Pictures/100000010000002800000028709644A9E23127D0.png" xlink:type="simple" xlink:show="embed" xlink:actuate="onLoad" draw:mime-type="image/png"/><svg:title>;)</svg:title></draw:frame> </text:p>
      <text:p text:style-name="P1"/>
      <table:table table:name="Tabelle5" table:style-name="Tabelle5">
        <table:table-column table:style-name="Tabelle5.A"/>
        <table:table-row>
          <table:table-cell table:style-name="Tabelle5.A1" office:value-type="string">
            <text:p text:style-name="P4">Bild 10-12</text:p>
          </table:table-cell>
        </table:table-row>
      </table:table>
      <text:p text:style-name="P1">das Korsett hat vorne eine extra lage unter der schliesse, damit man das hemd drunter sich ned durchdrücken kann und es sich ned an den knöpfen verhakt. dadurch dass ich das später erst dran gemacht hab (logisches denken und vorrausplanen is ned so meine stärke beim nähen &gt;.&lt;)  daher sieht das so flusig aus. auf der haken seite sieht man, warum ich beim aktuellen korsett das mit dem knopflochstich probiert habe. hab die schon versucht von wieder einzunähen aber das wird immer sein. </text:p>
      <text:p text:style-name="P1"/>
      <table:table table:name="Tabelle6" table:style-name="Tabelle6">
        <table:table-column table:style-name="Tabelle6.A"/>
        <table:table-row>
          <table:table-cell table:style-name="Tabelle6.A1" office:value-type="string">
            <text:p text:style-name="P4">Bild 013</text:p>
          </table:table-cell>
        </table:table-row>
      </table:table>
      <text:p text:style-name="P1"><text:soft-page-break/>des lederstück ist für Strumpfdinger, hab gerade vergessen wie die heissen. die werden einfach eingehakt und man kann es auch unter der kleidung tragen. </text:p>
      <text:p text:style-name="P1"/>
      <table:table table:name="Tabelle7" table:style-name="Tabelle7">
        <table:table-column table:style-name="Tabelle7.A"/>
        <table:table-row>
          <table:table-cell table:style-name="Tabelle7.A1" office:value-type="string">
            <text:p text:style-name="P4">Bild 14 15</text:p>
          </table:table-cell>
        </table:table-row>
      </table:table>
      <text:p text:style-name="P1">hier sieht man, warum man sich die mühe machen sollte nach dem abstecken die teile nochmal auseinander zu machen und richtig zusammen zu nähen. da hatte ich keine lust drauf und jetzt sieht es halt bescheiden aus. aber hebt auch (wegen den tunneln, die drüber genäht sind) </text:p>
      <text:p text:style-name="P1"/>
      <table:table table:name="Tabelle8" table:style-name="Tabelle8">
        <table:table-column table:style-name="Tabelle8.A"/>
        <table:table-row>
          <table:table-cell table:style-name="Tabelle8.A1" office:value-type="string">
            <text:p text:style-name="P4">Bild 16</text:p>
          </table:table-cell>
        </table:table-row>
      </table:table>
      <text:p text:style-name="P1">hier ne nahaufnahem von nem D-Ring. im Prinzip ne stoffschlaufe in dem der D-Ring steckt und von hinten eingenäht. dadurch, dass ich die unter den tunneln bzw dazwischen platziert habe, wird das damit gehalten und habe es nach dem Tunnel aufnähen etc noch angefügt.  und ja, ich hab mir bei dem korsett den stress gegeben die umrandung farblich passend zum muster zu machen. würd ich jetzt bei dem wohl ned nochmal machen sondern nur, wenn es ein richtig edles teil (seide etc) sein soll und dann richtig. das geht stellenweise auch schon auseinander etc. </text:p>
      <text:p text:style-name="P1"/>
      <table:table table:name="Tabelle9" table:style-name="Tabelle9">
        <table:table-column table:style-name="Tabelle9.A"/>
        <table:table-row>
          <table:table-cell table:style-name="Tabelle9.A1" office:value-type="string">
            <text:p text:style-name="P4">Bild 17</text:p>
          </table:table-cell>
        </table:table-row>
      </table:table>
      <text:p text:style-name="P1">hier sieht man, das normaler Baumwollstoff zu dünn bzw zu instabil für Tunnel sind. man Sieht die Stäbe durch und wird sich wohl irgendwann durchschubbern. </text:p>
      <text:p text:style-name="P1"/>
      <table:table table:name="Tabelle10" table:style-name="Tabelle10">
        <table:table-column table:style-name="Tabelle10.A"/>
        <table:table-row>
          <table:table-cell table:style-name="Tabelle10.A1" office:value-type="string">
            <text:p text:style-name="P4">Bild 18</text:p>
          </table:table-cell>
        </table:table-row>
      </table:table>
      <text:p text:style-name="P1">weiterer grund dagegen: einmal beim annähen ned aufgepasst und der stoff verzieht sich. die Tunnel sind mit dem Bügelstab gemacht, aber hat die form nicht gehalten. aber erstes korsett, hab ich dadurch auch erst gelernt XD </text:p>
      <text:p text:style-name="P1"/>
      <table:table table:name="Tabelle11" table:style-name="Tabelle11">
        <table:table-column table:style-name="Tabelle11.A"/>
        <table:table-row>
          <table:table-cell table:style-name="Tabelle11.A1" office:value-type="string">
            <text:p text:style-name="P4">Bild 19</text:p>
          </table:table-cell>
        </table:table-row>
      </table:table>
      <text:p text:style-name="P2">japp. ich hab ned eine einzigeNaht gerade hinbekommen...und zwischen dem Ring und links sieht man, wie sich das Coutil gewellt hat und ich bei der Sandwichmethode gesagt hab, das man *sehr* genau arbeiten sollte. alles erstmal mit faden heften etc. damals hab ich noch stecknadeln benutzt, das verzieht halt auch minimal...</text:p>
      <text:p text:style-name="P3"/>
      <text:p text:style-name="P3">für das erste echt in ordnung. hoffe jetzt wird deutlich, warum ich mir den stress mit dem heften etc geb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ziel Draganam</meta:initial-creator>
    <meta:creation-date>2023-11-05T17:05:50.054000000</meta:creation-date>
    <dc:date>2023-11-05T17:11:45.270000000</dc:date>
    <dc:creator>Raziel Draganam</dc:creator>
    <meta:editing-duration>PT5M55S</meta:editing-duration>
    <meta:editing-cycles>1</meta:editing-cycles>
    <meta:document-statistic meta:table-count="11" meta:image-count="1" meta:object-count="0" meta:page-count="2" meta:paragraph-count="30" meta:word-count="732" meta:character-count="4431" meta:non-whitespace-character-count="3717"/>
    <meta:generator>LibreOffice/7.6.0.3$Windows_X86_64 LibreOffice_project/69edd8b8ebc41d00b4de3915dc82f8f0fc3b6265</meta:generator>
  </office:meta>
</office:document-meta>
</file>